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 short informative containing the major key words. The title should not contain abbreviations (see Wiley's best practice SEO tips);</text:p>
      <text:p text:style-name="Standard"/>
      <text:p text:style-name="Standard">ii. A short running title of less than 40 characters;</text:p>
      <text:p text:style-name="Standard"/>
      <text:p text:style-name="Standard">iii. The full names of the authors;</text:p>
      <text:p text:style-name="Standard"/>
      <text:p text:style-name="Standard">iv. The author's institutional affiliations where the work was conducted;</text:p>
      <text:p text:style-name="Standard"/>
      <text:p text:style-name="Standard">v. Acknowledgements</text:p>
      <text:p text:style-name="Standard">Contributions from anyone who does not meet the criteria for authorship should be listed, with permission from the contributor, in an Acknowledgments section. Financial and material support should also be mentioned. Thanks to anonymous reviewers are not appropr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4:32:05.747272537</meta:creation-date>
    <dc:date>2020-01-15T14:57:57.541032404</dc:date>
    <meta:editing-duration>PT25M51S</meta:editing-duration>
    <meta:editing-cycles>2</meta:editing-cycles>
    <meta:generator>LibreOffice/6.0.7.3$Linux_X86_64 LibreOffice_project/00m0$Build-3</meta:generator>
    <meta:document-statistic meta:table-count="0" meta:image-count="0" meta:object-count="0" meta:page-count="1" meta:paragraph-count="6" meta:word-count="88" meta:character-count="581" meta:non-whitespace-character-count="499"/>
  </office:meta>
</office:document-meta>
</file>